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" draw:gradient-step-count="0" draw:textarea-horizontal-align="justify" draw:textarea-vertical-align="middle" draw:auto-grow-height="false" fo:min-height="5.408cm" fo:min-width="5.158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0000" draw:fill-gradient-name="gradient" draw:gradient-step-count="0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color="#ffffff" style:font-name="Liberation Mono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8cm" svg:x="6.5cm" svg:y="10.8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00af89" draw:end-color="#14866d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4T19:44:19.836078450</dc:date>
    <meta:editing-duration>PT8M48S</meta:editing-duration>
    <meta:editing-cycles>6</meta:editing-cycles>
    <meta:generator>LibreOffice/6.1.5.2$Linux_X86_64 LibreOffice_project/10$Build-2</meta:generator>
    <meta:document-statistic meta:object-count="1"/>
  </office:meta>
</office:document-meta>
</file>